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ontentManagerImpl.lock( final String absPath , final boolean isDeep , final boolean isSessionScop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ContentManagerImpl.getObject( Class objectClass , String path , String ver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ContentManagerImpl.getQue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getObjects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ContentManagerImpl.logo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ContentManagerImpl.isLocked( final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ContentManagerImpl.getVersionLabels( String path , String vers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jectContentManagerImpl.refresh( boolean keep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tentManagerImpl.setQueryManager( QueryManager quer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remov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getVersion( String path , String vers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ContentManagerImpl.getAllVersions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getAllVersionLabels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getNodeIterator( String query , String 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ContentManagerImpl.objectExists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ContentManagerImpl.copy( String srcPath , String dest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ContentManagerImpl.setRequestObjectCache( ObjectCache requestObjec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ObjectContentManagerImpl( Session session , InputStream [ ] xmlMapping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retrieveMappedAttribute( Object object ,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getObjectIterator( String query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ContentManagerImpl.getBaseVersion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jectContentManagerImpl.isPersistent( final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ContentManagerImpl.remove( Query que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jectContentManagerImpl.set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maybeAddLockToken( final String lock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ContentManagerImpl.unlock( final String absPath , final String lock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checkin( String path , String [ ] versionLabel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bjectContentManagerImpl.checkout(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ContentManagerImpl.getObjects( Class objectClass ,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ContentManagerImpl.move( String srcPath , String dest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ObjectContentManagerImpl.getObject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ContentManagerImpl.setObjectConverter( ObjectConverter object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sa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getObject( String path , String ver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ContentManagerImpl.getRootVersion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getNode( final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ContentManagerImpl.checkIfNodeLocked( final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ContentManagerImpl.getObjects( String query , String langu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ObjectContentManagerImpl( Session session , 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getObjectByUuid( String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ContentManagerImpl.insert(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ContentManagerImpl.ObjectContentManagerImpl( Session session , String [ ] xmlMapping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getObjectIterator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ContentManagerImpl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getObject( Class objectClass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ContentManagerImpl.checki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getObject( Query que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ContentManagerImpl.addVersionLabel( String path , String versionName , String versionLab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jectContentManagerImpl.retrieveAllMappedAttribu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Impl.updat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ontentManagerImpl.ObjectContentManagerImpl( Mapper mapper , ObjectConverter converter , QueryManager queryManager , ObjectCache requestObjectCach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